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text-properties style:font-name="Century Gothic" fo:font-size="10pt" style:font-size-asian="10pt" style:font-size-complex="10pt"/>
    </style:style>
    <style:style style:name="P10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Calibri1" style:language-asian="zh" style:country-asian="CN" style:font-name-complex="Courier New"/>
    </style:style>
    <style:style style:name="T3" style:family="text">
      <style:text-properties fo:language="en" fo:country="SG" style:font-name-asian="SimSun" style:language-asian="zh" style:country-asian="CN"/>
    </style:style>
    <style:style style:name="T4" style:family="text">
      <style:text-properties fo:language="en" fo:country="SG" fo:font-weight="bold" style:font-name-asian="Calibri1" style:language-asian="zh" style:country-asian="CN" style:font-weight-asian="bold" style:font-name-complex="Courier New"/>
    </style:style>
    <style:style style:name="T5" style:family="text">
      <style:text-properties fo:language="en" fo:country="SG" fo:font-weight="bold" style:font-name-asian="SimSun" style:language-asian="zh" style:country-asian="CN" style:font-weight-asian="bold" style:font-name-complex="TimesNewRoman" style:font-weight-complex="bold"/>
    </style:style>
    <style:style style:name="T6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<text:placeholder text:placeholder-type="text">&lt;o.name&gt;</text:placeholder></text:span>. </text:p>
      <text:p text:style-name="P2">Company Registration No : <text:span text:style-name="T3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5">NOTICE OF MEETING </text:p>
      <text:p text:style-name="P1"/>
      <text:p text:style-name="P1"/>
      <text:p text:style-name="P1"/>
      <text:p text:style-name="P1"/>
      <text:p text:style-name="P3">Agreement by members to shorter notice than is required by Section 177(2) of the Company Act, Cap. 50 to be given for Sixth Annual General Meeting. </text:p>
      <text:p text:style-name="P3"/>
      <text:p text:style-name="P3">Pursuant to Section 177(3) (a) of the Companies, Act, Cap. 50, we, the undersigned being the members of <text:span text:style-name="T4"><text:placeholder text:placeholder-type="text">&lt;o.name&gt;</text:placeholder></text:span><text:span text:style-name="T1">.</text:span> entitled to attend and vote at an Annual General Meeting to be held on ____________________ at <text:span text:style-name="T3"><text:placeholder text:placeholder-type="text">&lt;get_timenow_12h()&gt;</text:placeholder></text:span> at <text:span text:style-name="T5"><text:placeholder text:placeholder-type="text">&lt;get_company_full_address(o.company_id)&gt;</text:placeholder></text:span> shall notwithstanding that it is called by notice shorter than is required by Section 177(2)of the Act be deemed to be duly called. </text:p>
      <text:p text:style-name="P3"/>
      <text:p text:style-name="P1"/>
      <text:p text:style-name="P1"/>
      <text:p text:style-name="P6">SIGNED AS CORRECT RECORD </text:p>
      <text:p text:style-name="P6">On Behalf of the Board </text:p>
      <text:p text:style-name="P1"/>
      <text:p text:style-name="P7"><text:placeholder text:placeholder-type="text">&lt;for each="line in get_2directorin1line(o.id)"&gt;</text:placeholder></text:p>
      <text:p text:style-name="P10"/>
      <text:p text:style-name="P10"/>
      <text:p text:style-name="P10"/>
      <text:p text:style-name="P10">__________________________________ <text:s text:c="16"/><text:tab/> <text:span text:style-name="T7"><text:placeholder text:placeholder-type="text">&lt;if test="line['director2']!=''"&gt;</text:placeholder></text:span>_________________________________<text:span text:style-name="T7"><text:placeholder text:placeholder-type="text">&lt;/if&gt;</text:placeholder></text:span></text:p>
      <text:p text:style-name="P8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0">Shareholder<text:tab/><text:tab/><text:tab/><text:tab/><text:tab/><text:tab/> <text:span text:style-name="T7"><text:placeholder text:placeholder-type="text">&lt;if test="line['director2']!=''"&gt;</text:placeholder></text:span><text:span text:style-name="T7">Shareholder</text:span><text:span text:style-name="T7"><text:placeholder text:placeholder-type="text">&lt;/if&gt;</text:placeholder></text:span> <text:s text:c="18"/></text:p>
      <text:p text:style-name="P7"><text:placeholder text:placeholder-type="text">&lt;/for&gt;</text:placeholder></text:p>
      <text:p text:style-name="P1"/>
      <text:p text:style-name="P1">Date : <text:span text:style-name="T3"><text:placeholder text:placeholder-type="text">&lt;get_datenow()&gt;</text:placeholder></text:span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12:30</meta:creation-date>
    <dc:date>2015-12-08T16:59:47</dc:date>
    <dc:creator>phung11764 </dc:creator>
    <meta:editing-duration>PT3M5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28" meta:character-count="1071" meta:non-whitespace-character-count="904"/>
  </office:meta>
</office:document-meta>
</file>